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REPORTE DE EVENTOS ADVERSOS EN LÍNEA</text:p>
      <text:p text:style-name="Preformatted_20_Text"/>
      <text:p text:style-name="Preformatted_20_Text">REPORTE DE EVENTOS ADVERSOS EN</text:p>
      <text:p text:style-name="Preformatted_20_Text">LÍNEA</text:p>
      <text:p text:style-name="Preformatted_20_Text"/>
      <text:p text:style-name="Preformatted_20_Text">OFEV*</text:p>
      <text:p text:style-name="Preformatted_20_Text">NINTEDANIB</text:p>
      <text:p text:style-name="Preformatted_20_Text">Cápsulas blandas</text:p>
      <text:p text:style-name="Preformatted_20_Text">“CONSULTE A SU MÉDICO”</text:p>
      <text:p text:style-name="Preformatted_20_Text"/>
      <text:p text:style-name="Preformatted_20_Text">Lea todo el prospecto detenidamente antes de empezara tomar este medicamento, porque contiene información importante para usted.</text:p>
      <text:p text:style-name="Preformatted_20_Text">* Conserve este prospecto, ya que puede tener que volver a leerl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9" meta:word-count="49" meta:character-count="318" meta:non-whitespace-character-count="278"/>
    <meta:generator>LibreOffice/7.4.7.2$Linux_X86_64 LibreOffice_project/40$Build-2</meta:generator>
  </office:meta>
</office:document-meta>
</file>